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pt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1pt" officeooo:paragraph-rsid="00208249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1pt" officeooo:rsid="00225aa9" officeooo:paragraph-rsid="00225aa9" style:font-size-asian="11pt" style:font-size-complex="11pt"/>
    </style:style>
    <style:style style:name="P5" style:family="paragraph" style:parent-style-name="Text_20_body">
      <style:text-properties style:font-name="Times New Roman" fo:font-size="11pt" officeooo:rsid="00208249" officeooo:paragraph-rsid="00208249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1pt" officeooo:rsid="0025edcc" officeooo:paragraph-rsid="0027b6ae" style:font-size-asian="11pt" style:font-size-complex="11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1pt" officeooo:rsid="0025edcc" officeooo:paragraph-rsid="002be8a4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1pt" officeooo:rsid="002f88cc" officeooo:paragraph-rsid="002f88cc" style:font-size-asian="11pt" style:font-size-complex="11pt"/>
    </style:style>
    <style:style style:name="P9" style:family="paragraph" style:parent-style-name="Heading_20_1">
      <style:text-properties officeooo:rsid="00208249" officeooo:paragraph-rsid="002146dd"/>
    </style:style>
    <style:style style:name="T1" style:family="text">
      <style:text-properties officeooo:rsid="001b9ca1"/>
    </style:style>
    <style:style style:name="T2" style:family="text">
      <style:text-properties officeooo:rsid="0020824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8249" style:font-style-asian="italic" style:font-style-complex="italic"/>
    </style:style>
    <style:style style:name="T5" style:family="text">
      <style:text-properties fo:font-style="italic" officeooo:rsid="00265675" style:font-style-asian="italic" style:font-style-complex="italic"/>
    </style:style>
    <style:style style:name="T6" style:family="text">
      <style:text-properties officeooo:rsid="0026567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65675" style:font-style-asian="normal" style:font-style-complex="normal"/>
    </style:style>
    <style:style style:name="T9" style:family="text">
      <style:text-properties fo:font-style="normal" officeooo:rsid="0027b6ae" style:font-style-asian="normal" style:font-style-complex="normal"/>
    </style:style>
    <style:style style:name="T10" style:family="text">
      <style:text-properties fo:font-style="normal" officeooo:rsid="00284869" style:font-style-asian="normal" style:font-style-complex="normal"/>
    </style:style>
    <style:style style:name="T11" style:family="text">
      <style:text-properties fo:font-style="normal" officeooo:rsid="002b6e4c" style:font-style-asian="normal" style:font-style-complex="normal"/>
    </style:style>
    <style:style style:name="T12" style:family="text">
      <style:text-properties fo:font-style="normal" officeooo:rsid="002be8a4" style:font-style-asian="normal" style:font-style-complex="normal"/>
    </style:style>
    <style:style style:name="T13" style:family="text">
      <style:text-properties fo:font-style="normal" officeooo:rsid="002c0ce6" style:font-style-asian="normal" style:font-style-complex="normal"/>
    </style:style>
    <style:style style:name="T14" style:family="text">
      <style:text-properties fo:font-style="normal" officeooo:rsid="002dd4bf" style:font-style-asian="normal" style:font-style-complex="normal"/>
    </style:style>
    <style:style style:name="T15" style:family="text">
      <style:text-properties officeooo:rsid="0027b6ae"/>
    </style:style>
    <style:style style:name="T16" style:family="text">
      <style:text-properties officeooo:rsid="002dd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<text:tab/>Abstract</text:h>
      <text:p text:style-name="P1"/>
      <text:p text:style-name="P2">This work is part of a larger research project called iKNOdis.net (interactive knowledge discovery in networks). <text:s/>Through graph based data mining on natural images, the goal is to achieve object recognition and classification. <text:s/><text:span text:style-name="T1">It is important to be able to visualize the results of every phase during this process, but also show the functionality of graph algorithms step-by-step. <text:s/>Therefore, strong 3D visualization capabilities are needed.</text:span></text:p>
      <text:p text:style-name="P2">In recent years such capabilities have been available through the use of <text:span text:style-name="T3">WebGL</text:span> and the <text:span text:style-name="T3">HTML Canvas</text:span> element, however this approach has several drawbacks: The canvas itself is isolated from the rest of the browser <text:span text:style-name="T3">DOM</text:span> and therefore elements within it cannot be styled via <text:span text:style-name="T3">CSS</text:span> attributes or subjected to <text:span text:style-name="T3">CSS</text:span> event handling (hover, active, visited, etc.). </text:p>
      <text:p text:style-name="P3">This<text:span text:style-name="T2"> study, therefore, consists of the research and evaluation of alternatives to </text:span><text:span text:style-name="T4">Canvas/WebGL</text:span><text:span text:style-name="T2"> based 3dimensional visualization and the implementation of a proof-of-concept. <text:s/>A preselection of </text:span><text:span text:style-name="T4">Famo.us</text:span><text:span text:style-name="T2"> and </text:span><text:span text:style-name="T4">X3DOM</text:span><text:span text:style-name="T2"> frameworks has already been performed, mostly because they promise advantages in regard to other alternatives, and no similar projects have been found documented that use these technologies.</text:span></text:p>
      <text:p text:style-name="P4">We hope to be able to showcase an effective implementation of a 3D graph structure and inspire further work on its optimization.</text:p>
      <text:h text:style-name="P9" text:outline-level="1">2<text:tab/>Introduction and Motivation</text:h>
      <text:p text:style-name="P5"/>
      <text:p text:style-name="P6">This year's project <text:span text:style-name="T16">continues further</text:span> <text:span text:style-name="T6">with</text:span> the work started <text:span text:style-name="T6">in the</text:span> last year's research on 3D graph visualization, <text:span text:style-name="T15">investigating</text:span> <text:span text:style-name="T5">Canvas</text:span><text:span text:style-name="T8"> alternatives, </text:span><text:span text:style-name="T9">and utilizing </text:span><text:s/><text:span text:style-name="T3">Three.js </text:span><text:span text:style-name="T8">and </text:span><text:span text:style-name="T5">Scene.js</text:span> – <text:span text:style-name="T3">Java</text:span><text:span text:style-name="T5">S</text:span><text:span text:style-name="T3">cript</text:span> librar<text:span text:style-name="T6">ies that run on top of </text:span><text:span text:style-name="T5">WebGL</text:span>. <text:s/><text:span text:style-name="T15">H</text:span><text:span text:style-name="T8">aving, </text:span><text:span text:style-name="T9">however,</text:span><text:span text:style-name="T8"> </text:span><text:span text:style-name="T5">WebGL </text:span><text:span text:style-name="T8">requiring a plug-in to run in browsers, it's been interesting to see what other technologies there </text:span><text:span text:style-name="T14">might be</text:span><text:span text:style-name="T8">, powered by either </text:span><text:span text:style-name="T5">DOM</text:span><text:span text:style-name="T8"> (or some shadow </text:span><text:span text:style-name="T5">DOM</text:span><text:span text:style-name="T8"> implementation) or something completely new, </text:span><text:span text:style-name="T14">that can compete performance-wise to those previously mentioned.</text:span></text:p>
      <text:p text:style-name="P7"><text:span text:style-name="T10">The </text:span><text:span text:style-name="T8">iKNOdis.</text:span><text:span text:style-name="T10">net </text:span><text:span text:style-name="T12">being</text:span><text:span text:style-name="T10"> an ongoing research project where graph theory is attempted to be applied to cancer classification in dermatological images, </text:span><text:span text:style-name="T12">if requirements met, </text:span><text:span text:style-name="T13">would find </text:span><text:span text:style-name="T12">this work immediately applicable.</text:span></text:p>
      <text:p text:style-name="P7"><text:span text:style-name="T11">On account of medical personnel </text:span><text:span text:style-name="T12">as</text:span><text:span text:style-name="T11"> the target user-group of the system, the visualization of a few thousand nodes </text:span><text:span text:style-name="T12">would </text:span><text:span text:style-name="T11">need to perform smoothly on average desktop hardware.</text:span></text:p>
      <text:h text:style-name="Heading_20_1" text:outline-level="1"><text:span text:style-name="T11">3<text:tab/></text:span><text:span text:style-name="T7">Background</text:span></text:h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32753*" fo:start-indent="0in" fo:end-indent="0.1957in"/>
          <style:column style:rel-width="32782*" fo:start-indent="0.1957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7:52:50.736193640</meta:creation-date>
    <dc:date>2015-06-02T21:21:07.823840100</dc:date>
    <meta:editing-duration>PT1H33M57S</meta:editing-duration>
    <meta:editing-cycles>20</meta:editing-cycles>
    <meta:generator>LibreOffice/4.4.2.2$Linux_X86_64 LibreOffice_project/40m0$Build-2</meta:generator>
    <meta:document-statistic meta:table-count="0" meta:image-count="0" meta:object-count="0" meta:page-count="1" meta:paragraph-count="10" meta:word-count="341" meta:character-count="2279" meta:non-whitespace-character-count="1940"/>
  </office:meta>
</office:document-meta>
</file>